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e187"/>
    </style:style>
    <style:style style:name="P2" style:family="paragraph" style:parent-style-name="Standard">
      <style:paragraph-properties fo:text-align="start" style:justify-single-word="false"/>
      <style:text-properties officeooo:paragraph-rsid="001de18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e18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4c5c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5c9"/>
    </style:style>
    <style:style style:name="T3" style:family="text">
      <style:text-properties officeooo:rsid="000be505"/>
    </style:style>
    <style:style style:name="T4" style:family="text">
      <style:text-properties style:text-position="sub 58%"/>
    </style:style>
    <style:style style:name="T5" style:family="text">
      <style:text-properties officeooo:rsid="001ea5d0"/>
    </style:style>
    <style:style style:name="T6" style:family="text">
      <style:text-properties officeooo:rsid="00205514"/>
    </style:style>
    <style:style style:name="T7" style:family="text">
      <style:text-properties officeooo:rsid="0024c5c9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653649277465449849" text:style-name="L1">
        <text:list-item>
          <text:p text:style-name="P3"><text:span text:style-name="T3">Sebastian</text:span> <text:s/>is attempting to hypnotize a dinosaur. <text:s/>He uses a pendulum that is .<text:span text:style-name="T5">7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72330567246270" text:continue-numbering="true" text:style-name="L1">
        <text:list-item>
          <text:p text:style-name="P3"><text:span text:style-name="T3">Vanessa</text:span> wants to make a pendulum that has a period of <text:span text:style-name="T5">2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331156545356" text:continue-numbering="true" text:style-name="L1">
        <text:list-item>
          <text:p text:style-name="P3"><text:span text:style-name="T3">Angel</text:span> displaces a pendulum so that it has a height of <text:span text:style-name="T5">5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30592034680" text:continue-numbering="true" text:style-name="L1">
        <text:list-item>
          <text:p text:style-name="P3"><text:span text:style-name="T3">Samantha</text:span> has a pendulum that is moving at 1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30287666180" text:continue-numbering="true" text:style-name="L1">
        <text:list-item>
          <text:p text:style-name="P3"><text:span text:style-name="T3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329942572073" text:continue-numbering="true" text:style-name="L1">
        <text:list-item>
          <text:p text:style-name="P3"><text:soft-page-break/><text:span text:style-name="T3">Ryan</text:span> is designing a clock that will tell accurate time on the moon (g<text:span text:style-name="T4">moon</text:span> = 1.67 m/s<text:span text:style-name="T1">2</text:span>). <text:s/>What should the length of the pendulum be in order for the period of the pendulum to be <text:span text:style-name="T5">0</text:span>.<text:span text:style-name="T5">5</text:span> second<text:span text:style-name="T5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29863312800" text:continue-numbering="true" text:style-name="L1">
        <text:list-item>
          <text:p text:style-name="P3"><text:span text:style-name="T3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30347582296" text:continue-numbering="true" text:style-name="L1">
        <text:list-item>
          <text:p text:style-name="P4"><text:span text:style-name="T7">Vivian</text:span> holds a necklace that is 20 cm long in her hand. </text:p>
          <text:list>
            <text:list-item>
              <text:p text:style-name="P4">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329687964505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4c5c9"/>
    </style:style>
    <style:style style:name="MT2" style:family="text">
      <style:text-properties style:text-position="super 58%" officeooo:rsid="0024c5c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2-05T07:23:29.331547189" text:date-adjust="PT24H00M00S">02/06/19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1089336</meta:creation-date>
    <meta:editing-duration>PT7M20S</meta:editing-duration>
    <meta:editing-cycles>7</meta:editing-cycles>
    <meta:generator>LibreOffice/5.2.7.2$Linux_X86_64 LibreOffice_project/20$Build-2</meta:generator>
    <dc:date>2019-02-05T07:23:29.226361864</dc:date>
    <meta:document-statistic meta:table-count="0" meta:image-count="2" meta:object-count="0" meta:page-count="2" meta:paragraph-count="13" meta:word-count="295" meta:character-count="1563" meta:non-whitespace-character-count="1245"/>
  </office:meta>
</office:document-meta>
</file>